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33cc66"/>
    </style:style>
    <style:style style:name="ce3" style:family="table-cell" style:parent-style-name="Default">
      <style:table-cell-properties fo:background-color="#e6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table:style-name="ce1"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./Rbpm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RequestDetail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./Request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./ResourceRequestCtrlJS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esourc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./ROA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ole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string">
            <text:p>./RoleService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Scripting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./SearchListPref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string">
            <text:p>./SearchLis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string">
            <text:p>./SecurityContextRsrc_pl.po</text:p>
          </table:table-cell>
          <table:table-cell table:style-name="ce2"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3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3" table:formula="of:=SUM([.K9:.K320])" office:value-type="float" office:value="7511">
            <text:p>7511</text:p>
          </table:table-cell>
          <table:table-cell table:style-name="ce4" table:formula="of:=SUM([.L9:.L320])" office:value-type="float" office:value="10390">
            <text:p>10390</text:p>
          </table:table-cell>
          <table:table-cell table:style-name="ce5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256" table:default-cell-style-name="ce6"/>
        <table:table-row table:style-name="ro3">
          <table:table-cell table:number-columns-repeated="256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7" office:value-type="string">
            <text:p>ja na razie dawałem zatwierdzenie</text:p>
          </table:table-cell>
          <table:table-cell table:number-columns-repeated="2"/>
          <table:table-cell table:style-name="ce8" office:value-type="string">
            <text:p>ja też :-)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7" office:value-type="string">
            <text:p>nie</text:p>
          </table:table-cell>
          <table:table-cell table:number-columns-repeated="249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254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254"/>
        </table:table-row>
        <table:table-row table:style-name="ro3" table:number-rows-repeated="65522">
          <table:table-cell table:number-columns-repeated="256"/>
        </table:table-row>
        <table:table-row table:style-name="ro3">
          <table:table-cell table:number-columns-repeated="256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.03.2010</text:date>, <text:time>18:37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11T18:37:27</dc:date>
    <dc:language>pl-PL</dc:language>
    <meta:editing-cycles>51</meta:editing-cycles>
    <meta:editing-duration>PT08H04M15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